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7000001F4F5417EBCB90FFD60.png" manifest:media-type="image/png"/>
  <manifest:file-entry manifest:full-path="Pictures/1000000100000390000002247B5CFAA8E9A535AB.png" manifest:media-type="image/png"/>
  <manifest:file-entry manifest:full-path="Pictures/100000010000034100000258DC061B76C75F4180.png" manifest:media-type="image/png"/>
  <manifest:file-entry manifest:full-path="Pictures/100000010000028C0000018888F9BC137669F851.png" manifest:media-type="image/png"/>
  <manifest:file-entry manifest:full-path="Pictures/100000010000030D00000187964C95D8BA83A09C.png" manifest:media-type="image/png"/>
  <manifest:file-entry manifest:full-path="Pictures/10000001000001A2000001A287BBD896F5F6698B.png" manifest:media-type="image/png"/>
  <manifest:file-entry manifest:full-path="Pictures/100000010000024B0000018896089FD9F342A146.png" manifest:media-type="image/png"/>
  <manifest:file-entry manifest:full-path="Pictures/10000001000003CF0000020107354DA91804D051.png" manifest:media-type="image/png"/>
  <manifest:file-entry manifest:full-path="Pictures/1000000100000362000002418A4FC6C7FB37878F.png" manifest:media-type="image/png"/>
  <manifest:file-entry manifest:full-path="Pictures/100000010000033D0000025BD520A18884A3E725.png" manifest:media-type="image/png"/>
  <manifest:file-entry manifest:full-path="Pictures/10000001000003E7000001F452B890654EECAB5F.png" manifest:media-type="image/png"/>
  <manifest:file-entry manifest:full-path="Pictures/10000001000001E30000016EA9A2501D014DDC19.png" manifest:media-type="image/png"/>
  <manifest:file-entry manifest:full-path="Pictures/10000001000003E8000001F4F431E0BF7AB88F31.png" manifest:media-type="image/png"/>
  <manifest:file-entry manifest:full-path="Pictures/1000000100000361000002429F280B9B2492568B.png" manifest:media-type="image/png"/>
  <manifest:file-entry manifest:full-path="Pictures/10000001000003E8000001F4BD9D004DDFB99463.png" manifest:media-type="image/png"/>
  <manifest:file-entry manifest:full-path="Pictures/1000000100000468000001BBA34B8145C1A21884.png" manifest:media-type="image/png"/>
  <manifest:file-entry manifest:full-path="Pictures/1000000100000361000002424D7E4C4F4FE86C88.png" manifest:media-type="image/png"/>
  <manifest:file-entry manifest:full-path="Pictures/100000010000037E0000022F7A41721A28C5593A.png" manifest:media-type="image/png"/>
  <manifest:file-entry manifest:full-path="Pictures/1000000100000362000002413EAB932EAEB32866.png" manifest:media-type="image/png"/>
  <manifest:file-entry manifest:full-path="Pictures/10000001000003E8000001F44B7861ECB549B062.png" manifest:media-type="image/png"/>
  <manifest:file-entry manifest:full-path="Pictures/100000010000024B000001FD2AFF614B4A5C2C71.png" manifest:media-type="image/png"/>
  <manifest:file-entry manifest:full-path="Pictures/100000010000039100000224BD23F05F474AEC15.png" manifest:media-type="image/png"/>
  <manifest:file-entry manifest:full-path="Pictures/100000010000039000000224CA5E45954DB2C195.png" manifest:media-type="image/png"/>
  <manifest:file-entry manifest:full-path="Pictures/100000010000036200000241E4BF37963CDC3A14.png" manifest:media-type="image/png"/>
  <manifest:file-entry manifest:full-path="Pictures/10000001000003300000026594822FC2C1BC6426.png" manifest:media-type="image/png"/>
  <manifest:file-entry manifest:full-path="Pictures/1000000100000388000002295A89F3D7F071B53E.png" manifest:media-type="image/png"/>
  <manifest:file-entry manifest:full-path="Pictures/10000001000003E7000001F47759E6CD9E40B303.png" manifest:media-type="image/png"/>
  <manifest:file-entry manifest:full-path="Pictures/10000001000003610000024253D09860B5ADBD3C.png" manifest:media-type="image/png"/>
  <manifest:file-entry manifest:full-path="Pictures/1000000100000361000002429842C7D0689E0626.png" manifest:media-type="image/png"/>
  <manifest:file-entry manifest:full-path="Pictures/10000001000003E7000001F48E0719BE375A976E.png" manifest:media-type="image/png"/>
  <manifest:file-entry manifest:full-path="Pictures/10000001000003E7000001F4A348BCF7FD8F579E.png" manifest:media-type="image/png"/>
  <manifest:file-entry manifest:full-path="Pictures/100000010000036100000242C87D50CBBE6E4086.png" manifest:media-type="image/png"/>
  <manifest:file-entry manifest:full-path="Pictures/100000010000033D0000025B5F101D3FD998A31B.png" manifest:media-type="image/png"/>
  <manifest:file-entry manifest:full-path="Pictures/100000010000034D00000250F563EA3E34814F68.png" manifest:media-type="image/png"/>
  <manifest:file-entry manifest:full-path="Pictures/10000001000003E7000001F48F1CE26A96BD5C8A.png" manifest:media-type="image/png"/>
  <manifest:file-entry manifest:full-path="Pictures/100000010000036100000242E94E0104A1E02654.png" manifest:media-type="image/png"/>
  <manifest:file-entry manifest:full-path="Pictures/1000000100000362000002411670115BDF018647.png" manifest:media-type="image/png"/>
  <manifest:file-entry manifest:full-path="Pictures/1000000100000361000002423B2392CB6155DDC3.png" manifest:media-type="image/png"/>
  <manifest:file-entry manifest:full-path="Pictures/100000010000036200000241ABE428B9FB408BFB.png" manifest:media-type="image/png"/>
  <manifest:file-entry manifest:full-path="Pictures/1000000100000361000002428A9D7596012C8AF1.png" manifest:media-type="image/png"/>
  <manifest:file-entry manifest:full-path="Pictures/1000000100000362000002416D965F67EF3226DA.png" manifest:media-type="image/png"/>
  <manifest:file-entry manifest:full-path="Pictures/100000010000030F000001887CFB9B247EE2D5DC.png" manifest:media-type="image/png"/>
  <manifest:file-entry manifest:full-path="Pictures/10000001000003E7000001F4BD0A9B9027DCA449.png" manifest:media-type="image/png"/>
  <manifest:file-entry manifest:full-path="Pictures/100000010000037600000234BA936FEDF56D777A.png" manifest:media-type="image/png"/>
  <manifest:file-entry manifest:full-path="Pictures/100000010000036100000242C5D444D517FA020D.png" manifest:media-type="image/png"/>
  <manifest:file-entry manifest:full-path="Pictures/100000010000030F0000020AFFE985989C7EFB2E.png" manifest:media-type="image/png"/>
  <manifest:file-entry manifest:full-path="Pictures/100000010000028C00000188035A21C78229A35F.png" manifest:media-type="image/png"/>
  <manifest:file-entry manifest:full-path="Pictures/100000010000036100000242D109BDAE7DB8E429.png" manifest:media-type="image/png"/>
  <manifest:file-entry manifest:full-path="Pictures/100000010000036100000242DDF2006388D152F2.png" manifest:media-type="image/png"/>
  <manifest:file-entry manifest:full-path="Pictures/1000000100000362000002411891CDF35A3043A0.png" manifest:media-type="image/png"/>
  <manifest:file-entry manifest:full-path="Pictures/1000000100000362000002413292E4B15185CBA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8.7mm"/>
    </style:style>
    <style:style style:name="co3" style:family="table-column">
      <style:table-column-properties fo:break-before="auto" style:column-width="6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7mm"/>
    </style:style>
    <style:style style:name="co6" style:family="table-column">
      <style:table-column-properties fo:break-before="auto" style:column-width="32.97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4.99mm"/>
    </style:style>
    <style:style style:name="ro1" style:family="table-row">
      <style:table-row-properties style:row-height="4.2mm" fo:break-before="auto" style:use-optimal-row-height="false"/>
    </style:style>
    <style:style style:name="ro2" style:family="table-row">
      <style:table-row-properties style:row-height="7.69mm" fo:break-before="auto" style:use-optimal-row-height="false"/>
    </style:style>
    <style:style style:name="ro3" style:family="table-row">
      <style:table-row-properties style:row-height="17.6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style:font-name-asian="Calibri"/>
    </style:style>
    <style:style style:name="ce6" style:family="table-cell" style:parent-style-name="Default">
      <style:text-properties style:font-name="Calibri" style:font-name-asian="Calibri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8pt" fo:font-weight="bold" style:font-name-asian="Calibri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style:text-align-source="fix" style:repeat-content="false" fo:border-left="none" fo:padding-bottom="0.35mm" fo:padding-left="0.35mm" fo:padding-right="0.35mm" fo:padding-top="0.49mm" fo:border-right="none" fo:border-top="0.74pt solid #000000" style:vertical-align="top"/>
      <style:paragraph-properties fo:text-align="start" fo:margin-left="0mm"/>
      <style:text-properties style:font-name="Calibri" style:font-name-asian="Calibri"/>
    </style:style>
    <style:style style:name="ce10" style:family="table-cell" style:parent-style-name="Default">
      <style:table-cell-properties fo:border-bottom="0.74pt solid #000000" fo:border-left="none" fo:padding-bottom="0.35mm" fo:padding-left="0.35mm" fo:padding-right="0.35mm" fo:padding-top="0.49mm" fo:border-right="none" fo:border-top="0.74pt solid #000000" style:vertical-align="top"/>
      <style:text-properties style:font-name="Calibri" style:font-name-asian="Calibri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ext-properties style:font-name="Calibri" style:font-name-asian="Calibri"/>
    </style:style>
    <style:style style:name="ce1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ja" style:country-asian="JP" style:language-complex="hi" style:country-complex="IN" style:font-name-asian="Calibr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ja" style:country-asian="JP" style:language-complex="hi" style:country-complex="IN" style:font-name-asian="Noto Sans JP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 table:print-ranges="Sheet3.A1:Sheet3.H6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number-columns-repeated="16375" table:default-cell-style-name="ce6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GDP per Capita by IMF</text:p>
          </table:table-cell>
          <table:table-cell table:number-columns-repeated="16382"/>
        </table:table-row>
        <table:table-row table:style-name="ro1">
          <table:table-cell/>
          <table:table-cell table:style-name="ce6"/>
          <table:table-cell office:value-type="string" calcext:value-type="string">
            <text:p>https://worldpopulationreview.com/country-rankings/gdp-per-capita-by-countr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assport power by Arton Capital</text:p>
          </table:table-cell>
          <table:table-cell table:number-columns-repeated="2"/>
          <table:table-cell table:style-name="ce5"/>
          <table:table-cell table:number-columns-repeated="16379"/>
        </table:table-row>
        <table:table-row table:style-name="ro1">
          <table:table-cell table:number-columns-repeated="2"/>
          <table:table-cell table:style-name="ce5" office:value-type="string" calcext:value-type="string">
            <text:p>https://www.passportindex.org/byRank.php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7" office:value-type="string" calcext:value-type="string">
            <text:p>2025年版「海外旅行自由度」のランキング<text:span text:style-name="T1">　※50位までを抜粋</text:span></text:p>
          </table:table-cell>
          <table:table-cell table:number-columns-repeated="16382"/>
        </table:table-row>
        <table:table-row table:style-name="ro3">
          <table:table-cell/>
          <table:table-cell table:style-name="ce8" office:value-type="string" calcext:value-type="string" table:number-columns-spanned="7" table:number-rows-spanned="1">
            <text:p><text:span text:style-name="T2">　各国の一人当たりGDPを国民一人当たりの豊かさと仮定、この数値にパスポートのビザ不要渡航先数を乗じて独自指数の海外旅行自由度</text:span>を算定、これをランキングをとしてまとめた。</text:p>
            <text:p><text:span text:style-name="T2">　この指数は、各国国民が懐状況をあまり考慮せず思い立った時に</text:span>好きな国に簡単に旅立てる度合を示している。</text:p>
            <text:p>2025-11-23</text:p>
          </table:table-cell>
          <table:covered-table-cell table:number-columns-repeated="6"/>
          <table:table-cell table:number-columns-repeated="16376"/>
        </table:table-row>
        <table:table-row table:style-name="ro4">
          <table:table-cell table:number-columns-repeated="5"/>
          <table:table-cell table:style-name="ce5"/>
          <table:table-cell table:number-columns-repeated="16378"/>
        </table:table-row>
        <table:table-row table:style-name="ro5">
          <table:table-cell/>
          <table:table-cell table:style-name="ce9" office:value-type="string" calcext:value-type="string">
            <text:p>順位</text:p>
          </table:table-cell>
          <table:table-cell table:style-name="ce10" office:value-type="string" calcext:value-type="string">
            <text:p>旗</text:p>
          </table:table-cell>
          <table:table-cell table:style-name="ce10" office:value-type="string" calcext:value-type="string">
            <text:p>国名</text:p>
          </table:table-cell>
          <table:table-cell table:style-name="ce10" office:value-type="string" calcext:value-type="string">
            <text:p>日本語国名</text:p>
          </table:table-cell>
          <table:table-cell table:style-name="ce10" office:value-type="string" calcext:value-type="string">
            <text:p>一人当たりGDP *1</text:p>
            <text:p><text:span text:style-name="T3">USD</text:span></text:p>
          </table:table-cell>
          <table:table-cell table:style-name="ce10" office:value-type="string" calcext:value-type="string">
            <text:p>パスポートパワー *2</text:p>
            <text:p>ビザ不要国数</text:p>
          </table:table-cell>
          <table:table-cell table:style-name="ce10" office:value-type="string" calcext:value-type="string">
            <text:p>海外旅行自由度</text:p>
            <text:p>= *1 x *2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/>
            <draw:frame draw:z-index="0" draw:name="https://worldpopulationreview.com/images/country-flags/svg/lu.svg 1" draw:style-name="gr1" draw:text-style-name="P1" svg:width="5.68mm" svg:height="4.05mm" svg:x="0mm" svg:y="0mm">
              <draw:image xlink:href="https://worldpopulationreview.com/images/country-flags/svg/lu.svg" xlink:type="simple" xlink:show="embed" xlink:actuate="onLoad" draw:mime-type="image/svg+xml">
                <text:p/>
              </draw:image>
              <draw:image xlink:href="Pictures/1000000100000390000002247B5CFAA8E9A535AB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luxembourg" xlink:type="simple">Luxembourg</text:a></text:p>
          </table:table-cell>
          <table:table-cell table:style-name="ce13" office:value-type="string" calcext:value-type="string">
            <text:p>ルクセンブルク</text:p>
          </table:table-cell>
          <table:table-cell table:style-name="ce14" office:value-type="float" office:value="141080" calcext:value-type="float">
            <text:p>141,080</text:p>
          </table:table-cell>
          <table:table-cell office:value-type="float" office:value="174" calcext:value-type="float">
            <text:p>174</text:p>
          </table:table-cell>
          <table:table-cell table:formula="of:=ROUND([.F11]*[.G11]/100000;0)" office:value-type="float" office:value="245" calcext:value-type="float">
            <text:p>245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/>
            <draw:frame draw:z-index="1" draw:name="https://worldpopulationreview.com/images/country-flags/svg/ch.svg 1" draw:style-name="gr1" draw:text-style-name="P1" svg:width="5.68mm" svg:height="4.05mm" svg:x="0mm" svg:y="0.01mm">
              <draw:image xlink:href="https://worldpopulationreview.com/images/country-flags/svg/ch.svg" xlink:type="simple" xlink:show="embed" xlink:actuate="onLoad" draw:mime-type="image/svg+xml">
                <text:p/>
              </draw:image>
              <draw:image xlink:href="Pictures/10000001000001A2000001A287BBD896F5F6698B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witzerland" xlink:type="simple">Switzerland</text:a></text:p>
          </table:table-cell>
          <table:table-cell table:style-name="ce13" office:value-type="string" calcext:value-type="string">
            <text:p>スイス</text:p>
          </table:table-cell>
          <table:table-cell table:style-name="ce14" office:value-type="float" office:value="111716" calcext:value-type="float">
            <text:p>111,716</text:p>
          </table:table-cell>
          <table:table-cell office:value-type="float" office:value="174" calcext:value-type="float">
            <text:p>174</text:p>
          </table:table-cell>
          <table:table-cell table:formula="of:=ROUND([.F12]*[.G12]/100000;0)" office:value-type="float" office:value="194" calcext:value-type="float">
            <text:p>19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/>
            <draw:frame draw:z-index="2" draw:name="https://worldpopulationreview.com/images/country-flags/svg/ie.svg 1" draw:style-name="gr1" draw:text-style-name="P1" svg:width="5.68mm" svg:height="4.05mm" svg:x="0mm" svg:y="0mm">
              <draw:image xlink:href="https://worldpopulationreview.com/images/country-flags/svg/ie.svg" xlink:type="simple" xlink:show="embed" xlink:actuate="onLoad" draw:mime-type="image/svg+xml">
                <text:p/>
              </draw:image>
              <draw:image xlink:href="Pictures/100000010000030D00000187964C95D8BA83A09C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ireland" xlink:type="simple">Ireland</text:a></text:p>
          </table:table-cell>
          <table:table-cell table:style-name="ce13" office:value-type="string" calcext:value-type="string">
            <text:p>アイルランド</text:p>
          </table:table-cell>
          <table:table-cell table:style-name="ce14" office:value-type="float" office:value="107243" calcext:value-type="float">
            <text:p>107,243</text:p>
          </table:table-cell>
          <table:table-cell office:value-type="float" office:value="174" calcext:value-type="float">
            <text:p>174</text:p>
          </table:table-cell>
          <table:table-cell table:formula="of:=ROUND([.F13]*[.G13]/100000;0)" office:value-type="float" office:value="187" calcext:value-type="float">
            <text:p>187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/>
            <draw:frame draw:z-index="3" draw:name="https://worldpopulationreview.com/images/country-flags/svg/sg.svg 1" draw:style-name="gr1" draw:text-style-name="P1" svg:width="5.68mm" svg:height="4.05mm" svg:x="0mm" svg:y="0.01mm">
              <draw:image xlink:href="https://worldpopulationreview.com/images/country-flags/svg/sg.svg" xlink:type="simple" xlink:show="embed" xlink:actuate="onLoad" draw:mime-type="image/svg+xml">
                <text:p/>
              </draw:image>
              <draw:image xlink:href="Pictures/1000000100000362000002418A4FC6C7FB37878F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ingapore" xlink:type="simple">Singapore</text:a></text:p>
          </table:table-cell>
          <table:table-cell table:style-name="ce13" office:value-type="string" calcext:value-type="string">
            <text:p>シンガポール</text:p>
          </table:table-cell>
          <table:table-cell table:style-name="ce14" office:value-type="float" office:value="93956" calcext:value-type="float">
            <text:p>93,956</text:p>
          </table:table-cell>
          <table:table-cell office:value-type="float" office:value="175" calcext:value-type="float">
            <text:p>175</text:p>
          </table:table-cell>
          <table:table-cell table:formula="of:=ROUND([.F14]*[.G14]/100000;0)" office:value-type="float" office:value="164" calcext:value-type="float">
            <text:p>16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/>
            <draw:frame draw:z-index="4" draw:name="https://worldpopulationreview.com/images/country-flags/svg/no.svg 1" draw:style-name="gr1" draw:text-style-name="P1" svg:width="5.68mm" svg:height="4.05mm" svg:x="0mm" svg:y="0.01mm">
              <draw:image xlink:href="https://worldpopulationreview.com/images/country-flags/svg/no.svg" xlink:type="simple" xlink:show="embed" xlink:actuate="onLoad" draw:mime-type="image/svg+xml">
                <text:p/>
              </draw:image>
              <draw:image xlink:href="Pictures/100000010000033D0000025BD520A18884A3E725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norway" xlink:type="simple">Norway</text:a></text:p>
          </table:table-cell>
          <table:table-cell table:style-name="ce13" office:value-type="string" calcext:value-type="string">
            <text:p>ノルウェー</text:p>
          </table:table-cell>
          <table:table-cell table:style-name="ce14" office:value-type="float" office:value="90320" calcext:value-type="float">
            <text:p>90,320</text:p>
          </table:table-cell>
          <table:table-cell office:value-type="float" office:value="174" calcext:value-type="float">
            <text:p>174</text:p>
          </table:table-cell>
          <table:table-cell table:formula="of:=ROUND([.F15]*[.G15]/100000;0)" office:value-type="float" office:value="157" calcext:value-type="float">
            <text:p>157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/>
            <draw:frame draw:z-index="5" draw:name="https://worldpopulationreview.com/images/country-flags/svg/is.svg 1" draw:style-name="gr1" draw:text-style-name="P1" svg:width="5.68mm" svg:height="4.05mm" svg:x="0mm" svg:y="0mm">
              <draw:image xlink:href="https://worldpopulationreview.com/images/country-flags/svg/is.svg" xlink:type="simple" xlink:show="embed" xlink:actuate="onLoad" draw:mime-type="image/svg+xml">
                <text:p/>
              </draw:image>
              <draw:image xlink:href="Pictures/100000010000034100000258DC061B76C75F4180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iceland" xlink:type="simple">Iceland</text:a></text:p>
          </table:table-cell>
          <table:table-cell table:style-name="ce13" office:value-type="string" calcext:value-type="string">
            <text:p>アイスランド</text:p>
          </table:table-cell>
          <table:table-cell table:style-name="ce14" office:value-type="float" office:value="90111" calcext:value-type="float">
            <text:p>90,111</text:p>
          </table:table-cell>
          <table:table-cell office:value-type="float" office:value="171" calcext:value-type="float">
            <text:p>171</text:p>
          </table:table-cell>
          <table:table-cell table:formula="of:=ROUND([.F16]*[.G16]/100000;0)" office:value-type="float" office:value="154" calcext:value-type="float">
            <text:p>15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/>
            <draw:frame draw:z-index="6" draw:name="https://worldpopulationreview.com/images/country-flags/svg/us.svg 1" draw:style-name="gr1" draw:text-style-name="P1" svg:width="5.68mm" svg:height="4.05mm" svg:x="0mm" svg:y="0.01mm">
              <draw:image xlink:href="https://worldpopulationreview.com/images/country-flags/svg/us.svg" xlink:type="simple" xlink:show="embed" xlink:actuate="onLoad" draw:mime-type="image/svg+xml">
                <text:p/>
              </draw:image>
              <draw:image xlink:href="Pictures/10000001000003CF0000020107354DA91804D051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united-states" xlink:type="simple">United States</text:a></text:p>
          </table:table-cell>
          <table:table-cell table:style-name="ce13" office:value-type="string" calcext:value-type="string">
            <text:p>アメリカ合衆国</text:p>
          </table:table-cell>
          <table:table-cell table:style-name="ce14" office:value-type="float" office:value="89678" calcext:value-type="float">
            <text:p>89,678</text:p>
          </table:table-cell>
          <table:table-cell office:value-type="float" office:value="168" calcext:value-type="float">
            <text:p>168</text:p>
          </table:table-cell>
          <table:table-cell table:formula="of:=ROUND([.F17]*[.G17]/100000;0)" office:value-type="float" office:value="151" calcext:value-type="float">
            <text:p>15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/>
            <draw:frame draw:z-index="7" draw:name="https://worldpopulationreview.com/images/country-flags/svg/mo.svg 1" draw:style-name="gr1" draw:text-style-name="P1" svg:width="5.68mm" svg:height="4.05mm" svg:x="0mm" svg:y="0mm">
              <draw:image xlink:href="https://worldpopulationreview.com/images/country-flags/svg/mo.svg" xlink:type="simple" xlink:show="embed" xlink:actuate="onLoad" draw:mime-type="image/svg+xml">
                <text:p/>
              </draw:image>
              <draw:image xlink:href="Pictures/100000010000024B0000018896089FD9F342A14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macau" xlink:type="simple">Macau</text:a></text:p>
          </table:table-cell>
          <table:table-cell table:style-name="ce13" office:value-type="string" calcext:value-type="string">
            <text:p>マカオ</text:p>
          </table:table-cell>
          <table:table-cell table:style-name="ce14" office:value-type="float" office:value="84276" calcext:value-type="float">
            <text:p>84,276</text:p>
          </table:table-cell>
          <table:table-cell table:style-name="ce12" office:value-type="float" office:value="148" calcext:value-type="float">
            <text:p>148</text:p>
          </table:table-cell>
          <table:table-cell table:formula="of:=ROUND([.F18]*[.G18]/100000;0)" office:value-type="float" office:value="125" calcext:value-type="float">
            <text:p>125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/>
            <draw:frame draw:z-index="8" draw:name="https://worldpopulationreview.com/images/country-flags/svg/dk.svg 1" draw:style-name="gr1" draw:text-style-name="P1" svg:width="5.68mm" svg:height="4.05mm" svg:x="0mm" svg:y="0mm">
              <draw:image xlink:href="https://worldpopulationreview.com/images/country-flags/svg/dk.svg" xlink:type="simple" xlink:show="embed" xlink:actuate="onLoad" draw:mime-type="image/svg+xml">
                <text:p/>
              </draw:image>
              <draw:image xlink:href="Pictures/10000001000001E30000016EA9A2501D014DDC19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denmark" xlink:type="simple">Denmark</text:a></text:p>
          </table:table-cell>
          <table:table-cell table:style-name="ce13" office:value-type="string" calcext:value-type="string">
            <text:p>デンマーク</text:p>
          </table:table-cell>
          <table:table-cell table:style-name="ce14" office:value-type="float" office:value="71967" calcext:value-type="float">
            <text:p>71,967</text:p>
          </table:table-cell>
          <table:table-cell office:value-type="float" office:value="174" calcext:value-type="float">
            <text:p>174</text:p>
          </table:table-cell>
          <table:table-cell table:formula="of:=ROUND([.F19]*[.G19]/100000;0)" office:value-type="float" office:value="125" calcext:value-type="float">
            <text:p>125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/>
            <draw:frame draw:z-index="9" draw:name="https://worldpopulationreview.com/images/country-flags/svg/nl.svg 1" draw:style-name="gr1" draw:text-style-name="P1" svg:width="5.68mm" svg:height="4.05mm" svg:x="0mm" svg:y="0.01mm">
              <draw:image xlink:href="https://worldpopulationreview.com/images/country-flags/svg/nl.svg" xlink:type="simple" xlink:show="embed" xlink:actuate="onLoad" draw:mime-type="image/svg+xml">
                <text:p/>
              </draw:image>
              <draw:image xlink:href="Pictures/1000000100000361000002429F280B9B2492568B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netherlands" xlink:type="simple">Netherlands</text:a></text:p>
          </table:table-cell>
          <table:table-cell table:style-name="ce13" office:value-type="string" calcext:value-type="string">
            <text:p>オランダ</text:p>
          </table:table-cell>
          <table:table-cell table:style-name="ce14" office:value-type="float" office:value="70606" calcext:value-type="float">
            <text:p>70,606</text:p>
          </table:table-cell>
          <table:table-cell office:value-type="float" office:value="174" calcext:value-type="float">
            <text:p>174</text:p>
          </table:table-cell>
          <table:table-cell table:formula="of:=ROUND([.F20]*[.G20]/100000;0)" office:value-type="float" office:value="123" calcext:value-type="float">
            <text:p>123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/>
            <draw:frame draw:z-index="10" draw:name="https://worldpopulationreview.com/images/country-flags/svg/au.svg 1" draw:style-name="gr1" draw:text-style-name="P1" svg:width="5.68mm" svg:height="4.05mm" svg:x="0mm" svg:y="0mm">
              <draw:image xlink:href="https://worldpopulationreview.com/images/country-flags/svg/au.svg" xlink:type="simple" xlink:show="embed" xlink:actuate="onLoad" draw:mime-type="image/svg+xml">
                <text:p/>
              </draw:image>
              <draw:image xlink:href="Pictures/10000001000003E8000001F4BD9D004DDFB99463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australia" xlink:type="simple">Australia</text:a></text:p>
          </table:table-cell>
          <table:table-cell table:style-name="ce13" office:value-type="string" calcext:value-type="string">
            <text:p>オーストラリア</text:p>
          </table:table-cell>
          <table:table-cell table:style-name="ce14" office:value-type="float" office:value="67979" calcext:value-type="float">
            <text:p>67,979</text:p>
          </table:table-cell>
          <table:table-cell office:value-type="float" office:value="171" calcext:value-type="float">
            <text:p>171</text:p>
          </table:table-cell>
          <table:table-cell table:formula="of:=ROUND([.F21]*[.G21]/100000;0)" office:value-type="float" office:value="116" calcext:value-type="float">
            <text:p>11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/>
            <draw:frame draw:z-index="11" draw:name="https://worldpopulationreview.com/images/country-flags/svg/at.svg 1" draw:style-name="gr1" draw:text-style-name="P1" svg:width="5.68mm" svg:height="4.05mm" svg:x="0mm" svg:y="0.01mm">
              <draw:image xlink:href="https://worldpopulationreview.com/images/country-flags/svg/at.svg" xlink:type="simple" xlink:show="embed" xlink:actuate="onLoad" draw:mime-type="image/svg+xml">
                <text:p/>
              </draw:image>
              <draw:image xlink:href="Pictures/1000000100000361000002424D7E4C4F4FE86C88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austria" xlink:type="simple">Austria</text:a></text:p>
          </table:table-cell>
          <table:table-cell table:style-name="ce13" office:value-type="string" calcext:value-type="string">
            <text:p>オーストリア</text:p>
          </table:table-cell>
          <table:table-cell table:style-name="ce14" office:value-type="float" office:value="61080" calcext:value-type="float">
            <text:p>61,080</text:p>
          </table:table-cell>
          <table:table-cell office:value-type="float" office:value="174" calcext:value-type="float">
            <text:p>174</text:p>
          </table:table-cell>
          <table:table-cell table:formula="of:=ROUND([.F22]*[.G22]/100000;0)" office:value-type="float" office:value="106" calcext:value-type="float">
            <text:p>10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/>
            <draw:frame draw:z-index="12" draw:name="https://worldpopulationreview.com/images/country-flags/svg/se.svg 1" draw:style-name="gr1" draw:text-style-name="P1" svg:width="5.68mm" svg:height="4.05mm" svg:x="0mm" svg:y="0mm">
              <draw:image xlink:href="https://worldpopulationreview.com/images/country-flags/svg/se.svg" xlink:type="simple" xlink:show="embed" xlink:actuate="onLoad" draw:mime-type="image/svg+xml">
                <text:p/>
              </draw:image>
              <draw:image xlink:href="Pictures/100000010000037E0000022F7A41721A28C5593A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weden" xlink:type="simple">Sweden</text:a></text:p>
          </table:table-cell>
          <table:table-cell table:style-name="ce13" office:value-type="string" calcext:value-type="string">
            <text:p>スウェーデン</text:p>
          </table:table-cell>
          <table:table-cell table:style-name="ce14" office:value-type="float" office:value="59508" calcext:value-type="float">
            <text:p>59,508</text:p>
          </table:table-cell>
          <table:table-cell office:value-type="float" office:value="174" calcext:value-type="float">
            <text:p>174</text:p>
          </table:table-cell>
          <table:table-cell table:formula="of:=ROUND([.F23]*[.G23]/100000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/>
            <draw:frame draw:z-index="13" draw:name="https://worldpopulationreview.com/images/country-flags/svg/be.svg 1" draw:style-name="gr1" draw:text-style-name="P1" svg:width="5.68mm" svg:height="4.05mm" svg:x="0mm" svg:y="0.01mm">
              <draw:image xlink:href="https://worldpopulationreview.com/images/country-flags/svg/be.svg" xlink:type="simple" xlink:show="embed" xlink:actuate="onLoad" draw:mime-type="image/svg+xml">
                <text:p/>
              </draw:image>
              <draw:image xlink:href="Pictures/100000010000024B000001FD2AFF614B4A5C2C71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belgium" xlink:type="simple">Belgium</text:a></text:p>
          </table:table-cell>
          <table:table-cell table:style-name="ce13" office:value-type="string" calcext:value-type="string">
            <text:p>ベルギー</text:p>
          </table:table-cell>
          <table:table-cell table:style-name="ce14" office:value-type="float" office:value="58248" calcext:value-type="float">
            <text:p>58,248</text:p>
          </table:table-cell>
          <table:table-cell office:value-type="float" office:value="174" calcext:value-type="float">
            <text:p>174</text:p>
          </table:table-cell>
          <table:table-cell table:formula="of:=ROUND([.F24]*[.G24]/100000;0)" office:value-type="float" office:value="101" calcext:value-type="float">
            <text:p>10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/>
            <draw:frame draw:z-index="14" draw:name="https://worldpopulationreview.com/images/country-flags/svg/de.svg 1" draw:style-name="gr1" draw:text-style-name="P1" svg:width="5.68mm" svg:height="4.05mm" svg:x="0mm" svg:y="0mm">
              <draw:image xlink:href="https://worldpopulationreview.com/images/country-flags/svg/de.svg" xlink:type="simple" xlink:show="embed" xlink:actuate="onLoad" draw:mime-type="image/svg+xml">
                <text:p/>
              </draw:image>
              <draw:image xlink:href="Pictures/100000010000039000000224CA5E45954DB2C195.png" xlink:type="simple" xlink:show="embed" xlink:actuate="onLoad" draw:mime-type="image/png"/>
              <svg:desc>Flag of Germany</svg:desc>
            </draw:frame>
          </table:table-cell>
          <table:table-cell table:style-name="ce12" office:value-type="string" calcext:value-type="string">
            <text:p><text:a xlink:href="https://worldpopulationreview.com/countries/germany" xlink:type="simple">Germany</text:a></text:p>
          </table:table-cell>
          <table:table-cell table:style-name="ce13" office:value-type="string" calcext:value-type="string">
            <text:p>ドイツ</text:p>
          </table:table-cell>
          <table:table-cell table:style-name="ce14" office:value-type="float" office:value="57914" calcext:value-type="float">
            <text:p>57,914</text:p>
          </table:table-cell>
          <table:table-cell office:value-type="float" office:value="174" calcext:value-type="float">
            <text:p>174</text:p>
          </table:table-cell>
          <table:table-cell table:formula="of:=ROUND([.F25]*[.G25]/100000;0)" office:value-type="float" office:value="101" calcext:value-type="float">
            <text:p>10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/>
            <draw:frame draw:z-index="15" draw:name="https://worldpopulationreview.com/images/country-flags/svg/sm.svg 1" draw:style-name="gr1" draw:text-style-name="P1" svg:width="5.68mm" svg:height="4.05mm" svg:x="0mm" svg:y="0.01mm">
              <draw:image xlink:href="https://worldpopulationreview.com/images/country-flags/svg/sm.svg" xlink:type="simple" xlink:show="embed" xlink:actuate="onLoad" draw:mime-type="image/svg+xml">
                <text:p/>
              </draw:image>
              <draw:image xlink:href="Pictures/10000001000003300000026594822FC2C1BC642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an-marino" xlink:type="simple">San Marino</text:a></text:p>
          </table:table-cell>
          <table:table-cell table:style-name="ce13" office:value-type="string" calcext:value-type="string">
            <text:p>サンマリノ</text:p>
          </table:table-cell>
          <table:table-cell table:style-name="ce14" office:value-type="float" office:value="61518" calcext:value-type="float">
            <text:p>61,518</text:p>
          </table:table-cell>
          <table:table-cell office:value-type="float" office:value="161" calcext:value-type="float">
            <text:p>161</text:p>
          </table:table-cell>
          <table:table-cell table:formula="of:=ROUND([.F26]*[.G26]/100000;0)" office:value-type="float" office:value="99" calcext:value-type="float">
            <text:p>99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/>
            <draw:frame draw:z-index="18" draw:name="https://worldpopulationreview.com/images/country-flags/svg/fi.svg 1" draw:style-name="gr1" draw:text-style-name="P1" svg:width="5.68mm" svg:height="4.05mm" svg:x="0mm" svg:y="0.01mm">
              <draw:image xlink:href="https://worldpopulationreview.com/images/country-flags/svg/fi.svg" xlink:type="simple" xlink:show="embed" xlink:actuate="onLoad" draw:mime-type="image/svg+xml">
                <text:p/>
              </draw:image>
              <draw:image xlink:href="Pictures/1000000100000388000002295A89F3D7F071B53E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finland" xlink:type="simple">Finland</text:a></text:p>
          </table:table-cell>
          <table:table-cell table:style-name="ce13" office:value-type="string" calcext:value-type="string">
            <text:p>フィンランド</text:p>
          </table:table-cell>
          <table:table-cell table:style-name="ce14" office:value-type="float" office:value="57183" calcext:value-type="float">
            <text:p>57,183</text:p>
          </table:table-cell>
          <table:table-cell office:value-type="float" office:value="174" calcext:value-type="float">
            <text:p>174</text:p>
          </table:table-cell>
          <table:table-cell table:formula="of:=ROUND([.F27]*[.G27]/100000;0)" office:value-type="float" office:value="99" calcext:value-type="float">
            <text:p>99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/>
            <draw:frame draw:z-index="19" draw:name="https://worldpopulationreview.com/images/country-flags/svg/ca.svg 1" draw:style-name="gr1" draw:text-style-name="P1" svg:width="5.68mm" svg:height="4.05mm" svg:x="0mm" svg:y="0mm">
              <draw:image xlink:href="https://worldpopulationreview.com/images/country-flags/svg/ca.svg" xlink:type="simple" xlink:show="embed" xlink:actuate="onLoad" draw:mime-type="image/svg+xml">
                <text:p/>
              </draw:image>
              <draw:image xlink:href="Pictures/10000001000003E8000001F4F431E0BF7AB88F31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canada" xlink:type="simple">Canada</text:a></text:p>
          </table:table-cell>
          <table:table-cell table:style-name="ce13" office:value-type="string" calcext:value-type="string">
            <text:p>カナダ</text:p>
          </table:table-cell>
          <table:table-cell table:style-name="ce14" office:value-type="float" office:value="55890" calcext:value-type="float">
            <text:p>55,890</text:p>
          </table:table-cell>
          <table:table-cell office:value-type="float" office:value="169" calcext:value-type="float">
            <text:p>169</text:p>
          </table:table-cell>
          <table:table-cell table:formula="of:=ROUND([.F28]*[.G28]/100000;0)" office:value-type="float" office:value="94" calcext:value-type="float">
            <text:p>9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/>
            <draw:frame draw:z-index="20" draw:name="https://worldpopulationreview.com/images/country-flags/svg/gb.svg 1" draw:style-name="gr1" draw:text-style-name="P1" svg:width="5.68mm" svg:height="4.05mm" svg:x="0mm" svg:y="0.01mm">
              <draw:image xlink:href="https://worldpopulationreview.com/images/country-flags/svg/gb.svg" xlink:type="simple" xlink:show="embed" xlink:actuate="onLoad" draw:mime-type="image/svg+xml">
                <text:p/>
              </draw:image>
              <draw:image xlink:href="Pictures/10000001000003E8000001F44B7861ECB549B062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united-kingdom" xlink:type="simple">United Kingdom</text:a></text:p>
          </table:table-cell>
          <table:table-cell table:style-name="ce13" office:value-type="string" calcext:value-type="string">
            <text:p>イギリス</text:p>
          </table:table-cell>
          <table:table-cell table:style-name="ce14" office:value-type="float" office:value="54280" calcext:value-type="float">
            <text:p>54,280</text:p>
          </table:table-cell>
          <table:table-cell office:value-type="float" office:value="169" calcext:value-type="float">
            <text:p>169</text:p>
          </table:table-cell>
          <table:table-cell table:formula="of:=ROUND([.F29]*[.G29]/100000;0)" office:value-type="float" office:value="92" calcext:value-type="float">
            <text:p>92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/>
            <draw:frame draw:z-index="21" draw:name="https://worldpopulationreview.com/images/country-flags/svg/ae.svg 1" draw:style-name="gr1" draw:text-style-name="P1" svg:width="5.68mm" svg:height="4.05mm" svg:x="0mm" svg:y="0.01mm">
              <draw:image xlink:href="https://worldpopulationreview.com/images/country-flags/svg/ae.svg" xlink:type="simple" xlink:show="embed" xlink:actuate="onLoad" draw:mime-type="image/svg+xml">
                <text:p/>
              </draw:image>
              <draw:image xlink:href="Pictures/10000001000003E7000001F47759E6CD9E40B303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united-arab-emirates" xlink:type="simple">United Arab Emirates</text:a></text:p>
          </table:table-cell>
          <table:table-cell table:style-name="ce13" office:value-type="string" calcext:value-type="string">
            <text:p>アラブ首長国連邦</text:p>
          </table:table-cell>
          <table:table-cell table:style-name="ce14" office:value-type="float" office:value="51294" calcext:value-type="float">
            <text:p>51,294</text:p>
          </table:table-cell>
          <table:table-cell office:value-type="float" office:value="179" calcext:value-type="float">
            <text:p>179</text:p>
          </table:table-cell>
          <table:table-cell table:formula="of:=ROUND([.F30]*[.G30]/100000;0)" office:value-type="float" office:value="92" calcext:value-type="float">
            <text:p>92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/>
            <draw:frame draw:z-index="22" draw:name="https://worldpopulationreview.com/images/country-flags/svg/hk.svg 1" draw:style-name="gr1" draw:text-style-name="P1" svg:width="5.68mm" svg:height="4.05mm" svg:x="0mm" svg:y="0.01mm">
              <draw:image xlink:href="https://worldpopulationreview.com/images/country-flags/svg/hk.svg" xlink:type="simple" xlink:show="embed" xlink:actuate="onLoad" draw:mime-type="image/svg+xml">
                <text:p/>
              </draw:image>
              <draw:image xlink:href="Pictures/10000001000003610000024253D09860B5ADBD3C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hong-kong" xlink:type="simple">Hong Kong</text:a></text:p>
          </table:table-cell>
          <table:table-cell table:style-name="ce13" office:value-type="string" calcext:value-type="string">
            <text:p>香港</text:p>
          </table:table-cell>
          <table:table-cell table:style-name="ce14" office:value-type="float" office:value="55608" calcext:value-type="float">
            <text:p>55,608</text:p>
          </table:table-cell>
          <table:table-cell office:value-type="float" office:value="162" calcext:value-type="float">
            <text:p>162</text:p>
          </table:table-cell>
          <table:table-cell table:formula="of:=ROUND([.F31]*[.G31]/100000;0)" office:value-type="float" office:value="90" calcext:value-type="float">
            <text:p>9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/>
            <draw:frame draw:z-index="23" draw:name="https://worldpopulationreview.com/images/country-flags/svg/qa.svg 1" draw:style-name="gr1" draw:text-style-name="P1" svg:width="5.68mm" svg:height="4.05mm" svg:x="0mm" svg:y="0.01mm">
              <draw:image xlink:href="https://worldpopulationreview.com/images/country-flags/svg/qa.svg" xlink:type="simple" xlink:show="embed" xlink:actuate="onLoad" draw:mime-type="image/svg+xml">
                <text:p/>
              </draw:image>
              <draw:image xlink:href="Pictures/1000000100000468000001BBA34B8145C1A21884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qatar" xlink:type="simple">Qatar</text:a></text:p>
          </table:table-cell>
          <table:table-cell table:style-name="ce13" office:value-type="string" calcext:value-type="string">
            <text:p>カタール</text:p>
          </table:table-cell>
          <table:table-cell table:style-name="ce14" office:value-type="float" office:value="72760" calcext:value-type="float">
            <text:p>72,760</text:p>
          </table:table-cell>
          <table:table-cell office:value-type="float" office:value="119" calcext:value-type="float">
            <text:p>119</text:p>
          </table:table-cell>
          <table:table-cell table:formula="of:=ROUND([.F32]*[.G32]/100000;0)" office:value-type="float" office:value="87" calcext:value-type="float">
            <text:p>87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/>
            <draw:frame draw:z-index="26" draw:name="https://worldpopulationreview.com/images/country-flags/svg/fr.svg 1" draw:style-name="gr1" draw:text-style-name="P1" svg:width="5.68mm" svg:height="4.05mm" svg:x="0mm" svg:y="0mm">
              <draw:image xlink:href="https://worldpopulationreview.com/images/country-flags/svg/fr.svg" xlink:type="simple" xlink:show="embed" xlink:actuate="onLoad" draw:mime-type="image/svg+xml">
                <text:p/>
              </draw:image>
              <draw:image xlink:href="Pictures/1000000100000361000002429842C7D0689E062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france" xlink:type="simple">France</text:a></text:p>
          </table:table-cell>
          <table:table-cell table:style-name="ce13" office:value-type="string" calcext:value-type="string">
            <text:p>フランス</text:p>
          </table:table-cell>
          <table:table-cell table:style-name="ce14" office:value-type="float" office:value="49527" calcext:value-type="float">
            <text:p>49,527</text:p>
          </table:table-cell>
          <table:table-cell office:value-type="float" office:value="174" calcext:value-type="float">
            <text:p>174</text:p>
          </table:table-cell>
          <table:table-cell table:formula="of:=ROUND([.F33]*[.G33]/100000;0)" office:value-type="float" office:value="86" calcext:value-type="float">
            <text:p>8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/>
            <draw:frame draw:z-index="27" draw:name="https://worldpopulationreview.com/images/country-flags/svg/il.svg 1" draw:style-name="gr1" draw:text-style-name="P1" svg:width="5.68mm" svg:height="4.05mm" svg:x="0mm" svg:y="0mm">
              <draw:image xlink:href="https://worldpopulationreview.com/images/country-flags/svg/il.svg" xlink:type="simple" xlink:show="embed" xlink:actuate="onLoad" draw:mime-type="image/svg+xml">
                <text:p/>
              </draw:image>
              <draw:image xlink:href="Pictures/100000010000033D0000025B5F101D3FD998A31B.png" xlink:type="simple" xlink:show="embed" xlink:actuate="onLoad" draw:mime-type="image/png"/>
              <svg:desc>Flag of Israel</svg:desc>
            </draw:frame>
          </table:table-cell>
          <table:table-cell table:style-name="ce12" office:value-type="string" calcext:value-type="string">
            <text:p><text:a xlink:href="https://worldpopulationreview.com/countries/israel" xlink:type="simple">Israel</text:a></text:p>
          </table:table-cell>
          <table:table-cell table:style-name="ce13" office:value-type="string" calcext:value-type="string">
            <text:p>イスラエル</text:p>
          </table:table-cell>
          <table:table-cell table:style-name="ce14" office:value-type="float" office:value="54370" calcext:value-type="float">
            <text:p>54,370</text:p>
          </table:table-cell>
          <table:table-cell office:value-type="float" office:value="153" calcext:value-type="float">
            <text:p>153</text:p>
          </table:table-cell>
          <table:table-cell table:formula="of:=ROUND([.F34]*[.G34]/100000;0)" office:value-type="float" office:value="83" calcext:value-type="float">
            <text:p>83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/>
            <draw:frame draw:z-index="29" draw:name="https://worldpopulationreview.com/images/country-flags/svg/nz.svg 1" draw:style-name="gr1" draw:text-style-name="P1" svg:width="5.68mm" svg:height="4.05mm" svg:x="0mm" svg:y="0.01mm">
              <draw:image xlink:href="https://worldpopulationreview.com/images/country-flags/svg/nz.svg" xlink:type="simple" xlink:show="embed" xlink:actuate="onLoad" draw:mime-type="image/svg+xml">
                <text:p/>
              </draw:image>
              <draw:image xlink:href="Pictures/10000001000003E7000001F48F1CE26A96BD5C8A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new-zealand" xlink:type="simple">New Zealand</text:a></text:p>
          </table:table-cell>
          <table:table-cell table:style-name="ce13" office:value-type="string" calcext:value-type="string">
            <text:p>ニュージーランド</text:p>
          </table:table-cell>
          <table:table-cell table:style-name="ce14" office:value-type="float" office:value="48234" calcext:value-type="float">
            <text:p>48,234</text:p>
          </table:table-cell>
          <table:table-cell office:value-type="float" office:value="172" calcext:value-type="float">
            <text:p>172</text:p>
          </table:table-cell>
          <table:table-cell table:formula="of:=ROUND([.F35]*[.G35]/100000;0)" office:value-type="float" office:value="83" calcext:value-type="float">
            <text:p>83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/>
            <draw:frame draw:z-index="28" draw:name="https://worldpopulationreview.com/images/country-flags/svg/mt.svg 1" draw:style-name="gr1" draw:text-style-name="P1" svg:width="5.68mm" svg:height="4.05mm" svg:x="0mm" svg:y="0mm">
              <draw:image xlink:href="https://worldpopulationreview.com/images/country-flags/svg/mt.svg" xlink:type="simple" xlink:show="embed" xlink:actuate="onLoad" draw:mime-type="image/svg+xml">
                <text:p/>
              </draw:image>
              <draw:image xlink:href="Pictures/100000010000036100000242E94E0104A1E02654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malta" xlink:type="simple">Malta</text:a></text:p>
          </table:table-cell>
          <table:table-cell table:style-name="ce13" office:value-type="string" calcext:value-type="string">
            <text:p>マルタ</text:p>
          </table:table-cell>
          <table:table-cell table:style-name="ce14" office:value-type="float" office:value="46644" calcext:value-type="float">
            <text:p>46,644</text:p>
          </table:table-cell>
          <table:table-cell office:value-type="float" office:value="172" calcext:value-type="float">
            <text:p>172</text:p>
          </table:table-cell>
          <table:table-cell table:formula="of:=ROUND([.F36]*[.G36]/100000;0)" office:value-type="float" office:value="80" calcext:value-type="float">
            <text:p>8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/>
            <draw:frame draw:z-index="31" draw:name="https://worldpopulationreview.com/images/country-flags/svg/ad.svg 1" draw:style-name="gr1" draw:text-style-name="P1" svg:width="5.68mm" svg:height="4.05mm" svg:x="0mm" svg:y="0.01mm">
              <draw:image xlink:href="https://worldpopulationreview.com/images/country-flags/svg/ad.svg" xlink:type="simple" xlink:show="embed" xlink:actuate="onLoad" draw:mime-type="image/svg+xml">
                <text:p/>
              </draw:image>
              <draw:image xlink:href="Pictures/100000010000034D00000250F563EA3E34814F68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andorra" xlink:type="simple">Andorra</text:a></text:p>
          </table:table-cell>
          <table:table-cell table:style-name="ce13" office:value-type="string" calcext:value-type="string">
            <text:p>アンドラ</text:p>
          </table:table-cell>
          <table:table-cell table:style-name="ce14" office:value-type="float" office:value="45995" calcext:value-type="float">
            <text:p>45,995</text:p>
          </table:table-cell>
          <table:table-cell office:value-type="float" office:value="161" calcext:value-type="float">
            <text:p>161</text:p>
          </table:table-cell>
          <table:table-cell table:formula="of:=ROUND([.F37]*[.G37]/100000;0)" office:value-type="float" office:value="74" calcext:value-type="float">
            <text:p>7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/>
            <draw:frame draw:z-index="30" draw:name="https://worldpopulationreview.com/images/country-flags/svg/it.svg 1" draw:style-name="gr1" draw:text-style-name="P1" svg:width="5.68mm" svg:height="4.05mm" svg:x="0mm" svg:y="0mm">
              <draw:image xlink:href="https://worldpopulationreview.com/images/country-flags/svg/it.svg" xlink:type="simple" xlink:show="embed" xlink:actuate="onLoad" draw:mime-type="image/svg+xml">
                <text:p/>
              </draw:image>
              <draw:image xlink:href="Pictures/1000000100000362000002411670115BDF018647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italy" xlink:type="simple">Italy</text:a></text:p>
          </table:table-cell>
          <table:table-cell table:style-name="ce13" office:value-type="string" calcext:value-type="string">
            <text:p>イタリア</text:p>
          </table:table-cell>
          <table:table-cell table:style-name="ce14" office:value-type="float" office:value="41714" calcext:value-type="float">
            <text:p>41,714</text:p>
          </table:table-cell>
          <table:table-cell office:value-type="float" office:value="174" calcext:value-type="float">
            <text:p>174</text:p>
          </table:table-cell>
          <table:table-cell table:formula="of:=ROUND([.F38]*[.G38]/100000;0)" office:value-type="float" office:value="73" calcext:value-type="float">
            <text:p>73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/>
            <draw:frame draw:z-index="32" draw:name="https://worldpopulationreview.com/images/country-flags/svg/aw.svg 1" draw:style-name="gr1" draw:text-style-name="P1" svg:width="5.68mm" svg:height="4.05mm" svg:x="0mm" svg:y="0.01mm">
              <draw:image xlink:href="https://worldpopulationreview.com/images/country-flags/svg/aw.svg" xlink:type="simple" xlink:show="embed" xlink:actuate="onLoad" draw:mime-type="image/svg+xml">
                <text:p/>
              </draw:image>
              <draw:image xlink:href="Pictures/1000000100000361000002423B2392CB6155DDC3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aruba" xlink:type="simple">Aruba</text:a></text:p>
          </table:table-cell>
          <table:table-cell table:style-name="ce13" office:value-type="string" calcext:value-type="string">
            <text:p>アルバ</text:p>
          </table:table-cell>
          <table:table-cell table:style-name="ce14" office:value-type="float" office:value="41493" calcext:value-type="float">
            <text:p>41,493</text:p>
          </table:table-cell>
          <table:table-cell office:value-type="float" office:value="174" calcext:value-type="float">
            <text:p>174</text:p>
          </table:table-cell>
          <table:table-cell table:formula="of:=ROUND([.F39]*[.G39]/100000;0)" office:value-type="float" office:value="72" calcext:value-type="float">
            <text:p>72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/>
            <draw:frame draw:z-index="33" draw:name="https://worldpopulationreview.com/images/country-flags/svg/cy.svg 1" draw:style-name="gr1" draw:text-style-name="P1" svg:width="5.68mm" svg:height="4.05mm" svg:x="0mm" svg:y="0mm">
              <draw:image xlink:href="https://worldpopulationreview.com/images/country-flags/svg/cy.svg" xlink:type="simple" xlink:show="embed" xlink:actuate="onLoad" draw:mime-type="image/svg+xml">
                <text:p/>
              </draw:image>
              <draw:image xlink:href="Pictures/100000010000036100000242C87D50CBBE6E408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cyprus" xlink:type="simple">Cyprus</text:a></text:p>
          </table:table-cell>
          <table:table-cell table:style-name="ce13" office:value-type="string" calcext:value-type="string">
            <text:p>キプロス</text:p>
          </table:table-cell>
          <table:table-cell table:style-name="ce14" office:value-type="float" office:value="40552" calcext:value-type="float">
            <text:p>40,552</text:p>
          </table:table-cell>
          <table:table-cell office:value-type="float" office:value="171" calcext:value-type="float">
            <text:p>171</text:p>
          </table:table-cell>
          <table:table-cell table:formula="of:=ROUND([.F40]*[.G40]/100000;0)" office:value-type="float" office:value="69" calcext:value-type="float">
            <text:p>69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/>
            <draw:frame draw:z-index="24" draw:name="https://worldpopulationreview.com/images/country-flags/svg/pr.svg 1" draw:style-name="gr1" draw:text-style-name="P1" svg:width="5.68mm" svg:height="4.05mm" svg:x="0mm" svg:y="0.01mm">
              <draw:image xlink:href="https://worldpopulationreview.com/images/country-flags/svg/pr.svg" xlink:type="simple" xlink:show="embed" xlink:actuate="onLoad" draw:mime-type="image/svg+xml">
                <text:p/>
              </draw:image>
              <draw:image xlink:href="Pictures/1000000100000362000002413EAB932EAEB32866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puerto-rico" xlink:type="simple">Puerto Rico</text:a></text:p>
          </table:table-cell>
          <table:table-cell table:style-name="ce13" office:value-type="string" calcext:value-type="string">
            <text:p>プエルトリコ</text:p>
          </table:table-cell>
          <table:table-cell table:style-name="ce14" office:value-type="float" office:value="38515" calcext:value-type="float">
            <text:p>38,515</text:p>
          </table:table-cell>
          <table:table-cell office:value-type="float" office:value="168" calcext:value-type="float">
            <text:p>168</text:p>
          </table:table-cell>
          <table:table-cell table:formula="of:=ROUND([.F41]*[.G41]/100000;0)" office:value-type="float" office:value="65" calcext:value-type="float">
            <text:p>65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/>
            <draw:frame draw:z-index="25" draw:name="https://worldpopulationreview.com/images/country-flags/svg/kr.svg 1" draw:style-name="gr1" draw:text-style-name="P1" svg:width="5.68mm" svg:height="4.05mm" svg:x="0mm" svg:y="0.01mm">
              <draw:image xlink:href="https://worldpopulationreview.com/images/country-flags/svg/kr.svg" xlink:type="simple" xlink:show="embed" xlink:actuate="onLoad" draw:mime-type="image/svg+xml">
                <text:p/>
              </draw:image>
              <draw:image xlink:href="Pictures/100000010000036200000241E4BF37963CDC3A14.png" xlink:type="simple" xlink:show="embed" xlink:actuate="onLoad" draw:mime-type="image/png"/>
              <svg:title>Flag of South Korea</svg:title>
            </draw:frame>
          </table:table-cell>
          <table:table-cell table:style-name="ce12" office:value-type="string" calcext:value-type="string">
            <text:p><text:a xlink:href="https://worldpopulationreview.com/countries/south-korea" xlink:type="simple">South Korea</text:a></text:p>
          </table:table-cell>
          <table:table-cell table:style-name="ce13" office:value-type="string" calcext:value-type="string">
            <text:p>韓国</text:p>
          </table:table-cell>
          <table:table-cell table:style-name="ce14" office:value-type="float" office:value="37675" calcext:value-type="float">
            <text:p>37,675</text:p>
          </table:table-cell>
          <table:table-cell office:value-type="float" office:value="173" calcext:value-type="float">
            <text:p>173</text:p>
          </table:table-cell>
          <table:table-cell table:formula="of:=ROUND([.F42]*[.G42]/100000;0)" office:value-type="float" office:value="65" calcext:value-type="float">
            <text:p>65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/>
            <draw:frame draw:z-index="34" draw:name="https://worldpopulationreview.com/images/country-flags/svg/es.svg 1" draw:style-name="gr1" draw:text-style-name="P1" svg:width="5.68mm" svg:height="4.05mm" svg:x="0mm" svg:y="0mm">
              <draw:image xlink:href="https://worldpopulationreview.com/images/country-flags/svg/es.svg" xlink:type="simple" xlink:show="embed" xlink:actuate="onLoad" draw:mime-type="image/svg+xml">
                <text:p/>
              </draw:image>
              <draw:image xlink:href="Pictures/100000010000036200000241ABE428B9FB408BFB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pain" xlink:type="simple">Spain</text:a></text:p>
          </table:table-cell>
          <table:table-cell table:style-name="ce13" office:value-type="string" calcext:value-type="string">
            <text:p>スペイン</text:p>
          </table:table-cell>
          <table:table-cell table:style-name="ce14" office:value-type="float" office:value="37362" calcext:value-type="float">
            <text:p>37,362</text:p>
          </table:table-cell>
          <table:table-cell office:value-type="float" office:value="175" calcext:value-type="float">
            <text:p>175</text:p>
          </table:table-cell>
          <table:table-cell table:formula="of:=ROUND([.F43]*[.G43]/100000;0)" office:value-type="float" office:value="65" calcext:value-type="float">
            <text:p>65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/>
            <draw:frame draw:z-index="35" draw:name="https://worldpopulationreview.com/images/country-flags/svg/si.svg 1" draw:style-name="gr1" draw:text-style-name="P1" svg:width="5.68mm" svg:height="4.05mm" svg:x="0mm" svg:y="0.01mm">
              <draw:image xlink:href="https://worldpopulationreview.com/images/country-flags/svg/si.svg" xlink:type="simple" xlink:show="embed" xlink:actuate="onLoad" draw:mime-type="image/svg+xml">
                <text:p/>
              </draw:image>
              <draw:image xlink:href="Pictures/10000001000003E7000001F4F5417EBCB90FFD60.png" xlink:type="simple" xlink:show="embed" xlink:actuate="onLoad" draw:mime-type="image/png"/>
              <svg:title>Flag of Slovenia</svg:title>
            </draw:frame>
          </table:table-cell>
          <table:table-cell table:style-name="ce12" office:value-type="string" calcext:value-type="string">
            <text:p><text:a xlink:href="https://worldpopulationreview.com/countries/slovenia" xlink:type="simple">Slovenia</text:a></text:p>
          </table:table-cell>
          <table:table-cell table:style-name="ce13" office:value-type="string" calcext:value-type="string">
            <text:p>スロベニア</text:p>
          </table:table-cell>
          <table:table-cell table:style-name="ce14" office:value-type="float" office:value="36495" calcext:value-type="float">
            <text:p>36,495</text:p>
          </table:table-cell>
          <table:table-cell office:value-type="float" office:value="173" calcext:value-type="float">
            <text:p>173</text:p>
          </table:table-cell>
          <table:table-cell table:formula="of:=ROUND([.F44]*[.G44]/100000;0)" office:value-type="float" office:value="63" calcext:value-type="float">
            <text:p>63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/>
            <draw:frame draw:z-index="36" draw:name="https://worldpopulationreview.com/images/country-flags/svg/jp.svg 1" draw:style-name="gr1" draw:text-style-name="P1" svg:width="5.68mm" svg:height="4.05mm" svg:x="0mm" svg:y="0mm">
              <draw:image xlink:href="https://worldpopulationreview.com/images/country-flags/svg/jp.svg" xlink:type="simple" xlink:show="embed" xlink:actuate="onLoad" draw:mime-type="image/svg+xml">
                <text:p/>
              </draw:image>
              <draw:image xlink:href="Pictures/1000000100000361000002428A9D7596012C8AF1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japan" xlink:type="simple">Japan</text:a></text:p>
          </table:table-cell>
          <table:table-cell table:style-name="ce13" office:value-type="string" calcext:value-type="string">
            <text:p>日本</text:p>
          </table:table-cell>
          <table:table-cell table:style-name="ce14" office:value-type="float" office:value="35611" calcext:value-type="float">
            <text:p>35,611</text:p>
          </table:table-cell>
          <table:table-cell office:value-type="float" office:value="173" calcext:value-type="float">
            <text:p>173</text:p>
          </table:table-cell>
          <table:table-cell table:formula="of:=ROUND([.F45]*[.G45]/100000;0)" office:value-type="float" office:value="62" calcext:value-type="float">
            <text:p>62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/>
            <draw:frame draw:z-index="37" draw:name="https://worldpopulationreview.com/images/country-flags/svg/bs.svg 1" draw:style-name="gr1" draw:text-style-name="P1" svg:width="5.68mm" svg:height="4.05mm" svg:x="0mm" svg:y="0.01mm">
              <draw:image xlink:href="https://worldpopulationreview.com/images/country-flags/svg/bs.svg" xlink:type="simple" xlink:show="embed" xlink:actuate="onLoad" draw:mime-type="image/svg+xml">
                <text:p/>
              </draw:image>
              <draw:image xlink:href="Pictures/100000010000030F000001887CFB9B247EE2D5DC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bahamas" xlink:type="simple">Bahamas</text:a></text:p>
          </table:table-cell>
          <table:table-cell table:style-name="ce13" office:value-type="string" calcext:value-type="string">
            <text:p>バハマ</text:p>
          </table:table-cell>
          <table:table-cell table:style-name="ce14" office:value-type="float" office:value="37180" calcext:value-type="float">
            <text:p>37,180</text:p>
          </table:table-cell>
          <table:table-cell office:value-type="float" office:value="154" calcext:value-type="float">
            <text:p>154</text:p>
          </table:table-cell>
          <table:table-cell table:formula="of:=ROUND([.F46]*[.G46]/100000;0)" office:value-type="float" office:value="57" calcext:value-type="float">
            <text:p>57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/>
            <draw:frame draw:z-index="42" draw:name="https://worldpopulationreview.com/images/country-flags/svg/bn.svg 1" draw:style-name="gr1" draw:text-style-name="P1" svg:width="5.68mm" svg:height="4.05mm" svg:x="0mm" svg:y="0mm">
              <draw:image xlink:href="https://worldpopulationreview.com/images/country-flags/svg/bn.svg" xlink:type="simple" xlink:show="embed" xlink:actuate="onLoad" draw:mime-type="image/svg+xml">
                <text:p/>
              </draw:image>
              <draw:image xlink:href="Pictures/10000001000003E7000001F4BD0A9B9027DCA449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brunei" xlink:type="simple">Brunei</text:a></text:p>
          </table:table-cell>
          <table:table-cell table:style-name="ce13" office:value-type="string" calcext:value-type="string">
            <text:p>ブルネイ</text:p>
          </table:table-cell>
          <table:table-cell table:style-name="ce14" office:value-type="float" office:value="37023" calcext:value-type="float">
            <text:p>37,023</text:p>
          </table:table-cell>
          <table:table-cell office:value-type="float" office:value="155" calcext:value-type="float">
            <text:p>155</text:p>
          </table:table-cell>
          <table:table-cell table:formula="of:=ROUND([.F47]*[.G47]/100000;0)" office:value-type="float" office:value="57" calcext:value-type="float">
            <text:p>57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/>
            <draw:frame draw:z-index="43" draw:name="https://worldpopulationreview.com/images/country-flags/svg/ee.svg 1" draw:style-name="gr1" draw:text-style-name="P1" svg:width="5.68mm" svg:height="4.05mm" svg:x="0mm" svg:y="0.01mm">
              <draw:image xlink:href="https://worldpopulationreview.com/images/country-flags/svg/ee.svg" xlink:type="simple" xlink:show="embed" xlink:actuate="onLoad" draw:mime-type="image/svg+xml">
                <text:p/>
              </draw:image>
              <draw:image xlink:href="Pictures/100000010000037600000234BA936FEDF56D777A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estonia" xlink:type="simple">Estonia</text:a></text:p>
          </table:table-cell>
          <table:table-cell table:style-name="ce13" office:value-type="string" calcext:value-type="string">
            <text:p>エストニア</text:p>
          </table:table-cell>
          <table:table-cell table:style-name="ce14" office:value-type="float" office:value="33225" calcext:value-type="float">
            <text:p>33,225</text:p>
          </table:table-cell>
          <table:table-cell office:value-type="float" office:value="173" calcext:value-type="float">
            <text:p>173</text:p>
          </table:table-cell>
          <table:table-cell table:formula="of:=ROUND([.F48]*[.G48]/100000;0)" office:value-type="float" office:value="57" calcext:value-type="float">
            <text:p>57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/>
            <draw:frame draw:z-index="44" draw:name="https://worldpopulationreview.com/images/country-flags/svg/cz.svg 1" draw:style-name="gr1" draw:text-style-name="P1" svg:width="5.68mm" svg:height="4.05mm" svg:x="0mm" svg:y="0.01mm">
              <draw:image xlink:href="https://worldpopulationreview.com/images/country-flags/svg/cz.svg" xlink:type="simple" xlink:show="embed" xlink:actuate="onLoad" draw:mime-type="image/svg+xml">
                <text:p/>
              </draw:image>
              <draw:image xlink:href="Pictures/100000010000036100000242C5D444D517FA020D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czechia" xlink:type="simple">Czechia</text:a></text:p>
          </table:table-cell>
          <table:table-cell table:style-name="ce13" office:value-type="string" calcext:value-type="string">
            <text:p>チェコ共和国</text:p>
          </table:table-cell>
          <table:table-cell table:style-name="ce14" office:value-type="float" office:value="33038" calcext:value-type="float">
            <text:p>33,038</text:p>
          </table:table-cell>
          <table:table-cell office:value-type="float" office:value="172" calcext:value-type="float">
            <text:p>172</text:p>
          </table:table-cell>
          <table:table-cell table:formula="of:=ROUND([.F49]*[.G49]/100000;0)" office:value-type="float" office:value="57" calcext:value-type="float">
            <text:p>57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/>
            <draw:frame draw:z-index="45" draw:name="https://worldpopulationreview.com/images/country-flags/svg/pt.svg 1" draw:style-name="gr1" draw:text-style-name="P1" svg:width="5.68mm" svg:height="4.05mm" svg:x="0mm" svg:y="0.01mm">
              <draw:image xlink:href="https://worldpopulationreview.com/images/country-flags/svg/pt.svg" xlink:type="simple" xlink:show="embed" xlink:actuate="onLoad" draw:mime-type="image/svg+xml">
                <text:p/>
              </draw:image>
              <draw:image xlink:href="Pictures/100000010000030F0000020AFFE985989C7EFB2E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portugal" xlink:type="simple">Portugal</text:a></text:p>
          </table:table-cell>
          <table:table-cell table:style-name="ce13" office:value-type="string" calcext:value-type="string">
            <text:p>ポルトガル</text:p>
          </table:table-cell>
          <table:table-cell table:style-name="ce14" office:value-type="float" office:value="30947" calcext:value-type="float">
            <text:p>30,947</text:p>
          </table:table-cell>
          <table:table-cell office:value-type="float" office:value="174" calcext:value-type="float">
            <text:p>174</text:p>
          </table:table-cell>
          <table:table-cell table:formula="of:=ROUND([.F50]*[.G50]/100000;0)" office:value-type="float" office:value="54" calcext:value-type="float">
            <text:p>5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/>
            <draw:frame draw:z-index="38" draw:name="https://worldpopulationreview.com/images/country-flags/svg/lt.svg 1" draw:style-name="gr1" draw:text-style-name="P1" svg:width="5.68mm" svg:height="4.05mm" svg:x="0mm" svg:y="0.01mm">
              <draw:image xlink:href="https://worldpopulationreview.com/images/country-flags/svg/lt.svg" xlink:type="simple" xlink:show="embed" xlink:actuate="onLoad" draw:mime-type="image/svg+xml">
                <text:p/>
              </draw:image>
              <draw:image xlink:href="Pictures/100000010000028C00000188035A21C78229A35F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lithuania" xlink:type="simple">Lithuania</text:a></text:p>
          </table:table-cell>
          <table:table-cell table:style-name="ce13" office:value-type="string" calcext:value-type="string">
            <text:p>リトアニア</text:p>
          </table:table-cell>
          <table:table-cell table:style-name="ce14" office:value-type="float" office:value="30514" calcext:value-type="float">
            <text:p>30,514</text:p>
          </table:table-cell>
          <table:table-cell office:value-type="float" office:value="171" calcext:value-type="float">
            <text:p>171</text:p>
          </table:table-cell>
          <table:table-cell table:formula="of:=ROUND([.F51]*[.G51]/100000;0)" office:value-type="float" office:value="52" calcext:value-type="float">
            <text:p>52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/>
            <draw:frame draw:z-index="39" draw:name="https://worldpopulationreview.com/images/country-flags/svg/sk.svg 1" draw:style-name="gr1" draw:text-style-name="P1" svg:width="5.68mm" svg:height="4.05mm" svg:x="0mm" svg:y="0.01mm">
              <draw:image xlink:href="https://worldpopulationreview.com/images/country-flags/svg/sk.svg" xlink:type="simple" xlink:show="embed" xlink:actuate="onLoad" draw:mime-type="image/svg+xml">
                <text:p/>
              </draw:image>
              <draw:image xlink:href="Pictures/100000010000036100000242D109BDAE7DB8E429.png" xlink:type="simple" xlink:show="embed" xlink:actuate="onLoad" draw:mime-type="image/png"/>
              <svg:title>Flag of Slovakia</svg:title>
            </draw:frame>
          </table:table-cell>
          <table:table-cell table:style-name="ce12" office:value-type="string" calcext:value-type="string">
            <text:p><text:a xlink:href="https://worldpopulationreview.com/countries/slovakia" xlink:type="simple">Slovakia</text:a></text:p>
          </table:table-cell>
          <table:table-cell table:style-name="ce13" office:value-type="string" calcext:value-type="string">
            <text:p>スロバキア</text:p>
          </table:table-cell>
          <table:table-cell table:style-name="ce14" office:value-type="float" office:value="28177" calcext:value-type="float">
            <text:p>28,177</text:p>
          </table:table-cell>
          <table:table-cell office:value-type="float" office:value="173" calcext:value-type="float">
            <text:p>173</text:p>
          </table:table-cell>
          <table:table-cell table:formula="of:=ROUND([.F52]*[.G52]/100000;0)" office:value-type="float" office:value="49" calcext:value-type="float">
            <text:p>49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/>
            <draw:frame draw:z-index="17" draw:name="https://worldpopulationreview.com/images/country-flags/svg/tw.svg 1" draw:style-name="gr1" draw:text-style-name="P1" svg:width="5.68mm" svg:height="4.05mm" svg:x="0mm" svg:y="0.01mm">
              <draw:image xlink:href="https://worldpopulationreview.com/images/country-flags/svg/tw.svg" xlink:type="simple" xlink:show="embed" xlink:actuate="onLoad" draw:mime-type="image/svg+xml">
                <text:p/>
              </draw:image>
              <draw:image xlink:href="Pictures/100000010000036100000242DDF2006388D152F2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taiwan" xlink:type="simple">Taiwan</text:a></text:p>
          </table:table-cell>
          <table:table-cell table:style-name="ce13" office:value-type="string" calcext:value-type="string">
            <text:p>台湾</text:p>
          </table:table-cell>
          <table:table-cell table:style-name="ce14" office:value-type="float" office:value="34924" calcext:value-type="float">
            <text:p>34,924</text:p>
          </table:table-cell>
          <table:table-cell table:style-name="ce12" office:value-type="float" office:value="129" calcext:value-type="float">
            <text:p>129</text:p>
          </table:table-cell>
          <table:table-cell table:formula="of:=ROUND([.F53]*[.G53]/100000;0)" office:value-type="float" office:value="45" calcext:value-type="float">
            <text:p>45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/>
            <draw:frame draw:z-index="16" draw:name="https://worldpopulationreview.com/images/country-flags/svg/hu.svg 1" draw:style-name="gr1" draw:text-style-name="P1" svg:width="5.68mm" svg:height="4.05mm" svg:x="0mm" svg:y="0.01mm">
              <draw:image xlink:href="https://worldpopulationreview.com/images/country-flags/svg/hu.svg" xlink:type="simple" xlink:show="embed" xlink:actuate="onLoad" draw:mime-type="image/svg+xml">
                <text:p/>
              </draw:image>
              <draw:image xlink:href="Pictures/10000001000003E7000001F4A348BCF7FD8F579E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hungary" xlink:type="simple">Hungary</text:a></text:p>
          </table:table-cell>
          <table:table-cell table:style-name="ce13" office:value-type="string" calcext:value-type="string">
            <text:p>ハンガリー</text:p>
          </table:table-cell>
          <table:table-cell table:style-name="ce14" office:value-type="float" office:value="25703" calcext:value-type="float">
            <text:p>25,703</text:p>
          </table:table-cell>
          <table:table-cell office:value-type="float" office:value="173" calcext:value-type="float">
            <text:p>173</text:p>
          </table:table-cell>
          <table:table-cell table:formula="of:=ROUND([.F54]*[.G54]/100000;0)" office:value-type="float" office:value="44" calcext:value-type="float">
            <text:p>4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/>
            <draw:frame draw:z-index="46" draw:name="https://worldpopulationreview.com/images/country-flags/svg/lv.svg 1" draw:style-name="gr1" draw:text-style-name="P1" svg:width="5.68mm" svg:height="4.05mm" svg:x="0mm" svg:y="0.01mm">
              <draw:image xlink:href="https://worldpopulationreview.com/images/country-flags/svg/lv.svg" xlink:type="simple" xlink:show="embed" xlink:actuate="onLoad" draw:mime-type="image/svg+xml">
                <text:p/>
              </draw:image>
              <draw:image xlink:href="Pictures/10000001000003E7000001F452B890654EECAB5F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latvia" xlink:type="simple">Latvia</text:a></text:p>
          </table:table-cell>
          <table:table-cell table:style-name="ce13" office:value-type="string" calcext:value-type="string">
            <text:p>ラトビア</text:p>
          </table:table-cell>
          <table:table-cell table:style-name="ce14" office:value-type="float" office:value="25681" calcext:value-type="float">
            <text:p>25,681</text:p>
          </table:table-cell>
          <table:table-cell office:value-type="float" office:value="172" calcext:value-type="float">
            <text:p>172</text:p>
          </table:table-cell>
          <table:table-cell table:formula="of:=ROUND([.F55]*[.G55]/100000;0)" office:value-type="float" office:value="44" calcext:value-type="float">
            <text:p>4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/>
            <draw:frame draw:z-index="47" draw:name="https://worldpopulationreview.com/images/country-flags/svg/bb.svg 1" draw:style-name="gr1" draw:text-style-name="P1" svg:width="5.68mm" svg:height="4.05mm" svg:x="0mm" svg:y="0mm">
              <draw:image xlink:href="https://worldpopulationreview.com/images/country-flags/svg/bb.svg" xlink:type="simple" xlink:show="embed" xlink:actuate="onLoad" draw:mime-type="image/svg+xml">
                <text:p/>
              </draw:image>
              <draw:image xlink:href="Pictures/1000000100000362000002411891CDF35A3043A0.png" xlink:type="simple" xlink:show="embed" xlink:actuate="onLoad" draw:mime-type="image/png"/>
              <svg:title>Flag of Barbados</svg:title>
            </draw:frame>
          </table:table-cell>
          <table:table-cell table:style-name="ce12" office:value-type="string" calcext:value-type="string">
            <text:p><text:a xlink:href="https://worldpopulationreview.com/countries/barbados" xlink:type="simple">Barbados</text:a></text:p>
          </table:table-cell>
          <table:table-cell table:style-name="ce13" office:value-type="string" calcext:value-type="string">
            <text:p>バルバドス</text:p>
          </table:table-cell>
          <table:table-cell table:style-name="ce14" office:value-type="float" office:value="26228" calcext:value-type="float">
            <text:p>26,228</text:p>
          </table:table-cell>
          <table:table-cell office:value-type="float" office:value="156" calcext:value-type="float">
            <text:p>156</text:p>
          </table:table-cell>
          <table:table-cell table:formula="of:=ROUND([.F56]*[.G56]/100000;0)" office:value-type="float" office:value="41" calcext:value-type="float">
            <text:p>4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/>
            <draw:frame draw:z-index="40" draw:name="https://worldpopulationreview.com/images/country-flags/svg/kw.svg 1" draw:style-name="gr1" draw:text-style-name="P1" svg:width="5.68mm" svg:height="4.05mm" svg:x="0mm" svg:y="0mm">
              <draw:image xlink:href="https://worldpopulationreview.com/images/country-flags/svg/kw.svg" xlink:type="simple" xlink:show="embed" xlink:actuate="onLoad" draw:mime-type="image/svg+xml">
                <text:p/>
              </draw:image>
              <draw:image xlink:href="Pictures/10000001000003E7000001F48E0719BE375A976E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kuwait" xlink:type="simple">Kuwait</text:a></text:p>
          </table:table-cell>
          <table:table-cell table:style-name="ce13" office:value-type="string" calcext:value-type="string">
            <text:p>クウェート</text:p>
          </table:table-cell>
          <table:table-cell table:style-name="ce14" office:value-type="float" office:value="31682" calcext:value-type="float">
            <text:p>31,682</text:p>
          </table:table-cell>
          <table:table-cell office:value-type="float" office:value="111" calcext:value-type="float">
            <text:p>111</text:p>
          </table:table-cell>
          <table:table-cell table:formula="of:=ROUND([.F57]*[.G57]/100000;0)" office:value-type="float" office:value="35" calcext:value-type="float">
            <text:p>35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/>
            <draw:frame draw:z-index="41" draw:name="https://worldpopulationreview.com/images/country-flags/svg/sa.svg 1" draw:style-name="gr1" draw:text-style-name="P1" svg:width="5.68mm" svg:height="4.05mm" svg:x="0mm" svg:y="0mm">
              <draw:image xlink:href="https://worldpopulationreview.com/images/country-flags/svg/sa.svg" xlink:type="simple" xlink:show="embed" xlink:actuate="onLoad" draw:mime-type="image/svg+xml">
                <text:p/>
              </draw:image>
              <draw:image xlink:href="Pictures/1000000100000362000002416D965F67EF3226DA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saudi-arabia" xlink:type="simple">Saudi Arabia</text:a></text:p>
          </table:table-cell>
          <table:table-cell table:style-name="ce13" office:value-type="string" calcext:value-type="string">
            <text:p>サウジアラビア</text:p>
          </table:table-cell>
          <table:table-cell table:style-name="ce14" office:value-type="float" office:value="33287" calcext:value-type="float">
            <text:p>33,287</text:p>
          </table:table-cell>
          <table:table-cell office:value-type="float" office:value="101" calcext:value-type="float">
            <text:p>101</text:p>
          </table:table-cell>
          <table:table-cell table:formula="of:=ROUND([.F58]*[.G58]/100000;0)" office:value-type="float" office:value="34" calcext:value-type="float">
            <text:p>3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/>
            <draw:frame draw:z-index="48" draw:name="https://worldpopulationreview.com/images/country-flags/svg/gy.svg 1" draw:style-name="gr1" draw:text-style-name="P1" svg:width="5.68mm" svg:height="4.05mm" svg:x="0mm" svg:y="0mm">
              <draw:image xlink:href="https://worldpopulationreview.com/images/country-flags/svg/gy.svg" xlink:type="simple" xlink:show="embed" xlink:actuate="onLoad" draw:mime-type="image/svg+xml">
                <text:p/>
              </draw:image>
              <draw:image xlink:href="Pictures/100000010000028C0000018888F9BC137669F851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guyana" xlink:type="simple">Guyana</text:a></text:p>
          </table:table-cell>
          <table:table-cell table:style-name="ce13" office:value-type="string" calcext:value-type="string">
            <text:p>ガイアナ</text:p>
          </table:table-cell>
          <table:table-cell table:style-name="ce14" office:value-type="float" office:value="30650" calcext:value-type="float">
            <text:p>30,650</text:p>
          </table:table-cell>
          <table:table-cell office:value-type="float" office:value="98" calcext:value-type="float">
            <text:p>98</text:p>
          </table:table-cell>
          <table:table-cell table:formula="of:=ROUND([.F59]*[.G59]/100000;0)" office:value-type="float" office:value="30" calcext:value-type="float">
            <text:p>3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/>
            <draw:frame draw:z-index="49" draw:name="https://worldpopulationreview.com/images/country-flags/svg/bh.svg 1" draw:style-name="gr1" draw:text-style-name="P1" svg:width="5.68mm" svg:height="4.05mm" svg:x="0mm" svg:y="0mm">
              <draw:image xlink:href="https://worldpopulationreview.com/images/country-flags/svg/bh.svg" xlink:type="simple" xlink:show="embed" xlink:actuate="onLoad" draw:mime-type="image/svg+xml">
                <text:p/>
              </draw:image>
              <draw:image xlink:href="Pictures/100000010000039100000224BD23F05F474AEC15.png" xlink:type="simple" xlink:show="embed" xlink:actuate="onLoad" draw:mime-type="image/png"/>
            </draw:frame>
          </table:table-cell>
          <table:table-cell table:style-name="ce12" office:value-type="string" calcext:value-type="string">
            <text:p><text:a xlink:href="https://worldpopulationreview.com/countries/bahrain" xlink:type="simple">Bahrain</text:a></text:p>
          </table:table-cell>
          <table:table-cell table:style-name="ce13" office:value-type="string" calcext:value-type="string">
            <text:p>バーレーン</text:p>
          </table:table-cell>
          <table:table-cell table:style-name="ce14" office:value-type="float" office:value="29886" calcext:value-type="float">
            <text:p>29,886</text:p>
          </table:table-cell>
          <table:table-cell office:value-type="float" office:value="101" calcext:value-type="float">
            <text:p>101</text:p>
          </table:table-cell>
          <table:table-cell table:formula="of:=ROUND([.F60]*[.G60]/100000;0)" office:value-type="float" office:value="30" calcext:value-type="float">
            <text:p>30</text:p>
          </table:table-cell>
          <table:table-cell table:number-columns-repeated="16376"/>
        </table:table-row>
        <table:table-row table:style-name="ro4">
          <table:table-cell/>
          <table:table-cell office:value-type="string" calcext:value-type="string">
            <text:p>参考</text:p>
            <draw:frame draw:z-index="50" draw:name="https://worldpopulationreview.com/images/country-flags/svg/vn.svg 1" draw:style-name="gr1" draw:text-style-name="P1" svg:width="5.68mm" svg:height="4.05mm" svg:x="8.52mm" svg:y="0.02mm">
              <draw:image xlink:href="https://worldpopulationreview.com/images/country-flags/svg/vn.svg" xlink:type="simple" xlink:show="embed" xlink:actuate="onLoad" draw:mime-type="image/svg+xml">
                <text:p/>
              </draw:image>
              <draw:image xlink:href="Pictures/1000000100000362000002413292E4B15185CBA1.png" xlink:type="simple" xlink:show="embed" xlink:actuate="onLoad" draw:mime-type="image/png"/>
            </draw:frame>
          </table:table-cell>
          <table:table-cell table:style-name="ce2" office:value-type="string" calcext:value-type="string">
            <text:p/>
          </table:table-cell>
          <table:table-cell table:style-name="ce3" office:value-type="string" calcext:value-type="string">
            <text:p><text:a xlink:href="https://worldpopulationreview.com/countries/vietnam" xlink:type="simple">Vietnam</text:a></text:p>
          </table:table-cell>
          <table:table-cell table:style-name="Default" office:value-type="string" calcext:value-type="string">
            <text:p>ベトナム</text:p>
          </table:table-cell>
          <table:table-cell table:style-name="ce15" office:value-type="float" office:value="4986" calcext:value-type="float">
            <text:p>4,986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4" table:number-rows-repeated="104851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3.C10:Sheet3.H60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9mm" fo:margin-bottom="9mm" fo:margin-left="10mm" fo:margin-right="10mm" style:scale-to="9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3T09:04:03.276000000</meta:creation-date>
    <dc:date>2025-11-23T11:28:45.969000000</dc:date>
    <meta:editing-duration>PT2H21M36S</meta:editing-duration>
    <meta:editing-cycles>5</meta:editing-cycles>
    <meta:generator>LibreOffice/7.4.6.2$Windows_X86_64 LibreOffice_project/5b1f5509c2decdade7fda905e3e1429a67acd63d</meta:generator>
    <meta:document-statistic meta:table-count="1" meta:cell-count="370" meta:object-count="51"/>
  </office:meta>
</office:document-meta>
</file>